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StarSymbol" svg:font-family="StarSymbol"/>
    <style:font-face style:name="StarSymbol1" svg:font-family="StarSymbol, 'Arial Unicode MS'"/>
    <style:font-face style:name="Bitstream Vera Sans Mono" svg:font-family="'Bitstream Vera Sans Mono'" style:font-family-generic="modern"/>
    <style:font-face style:name="Bitstream Vera Sans3" svg:font-family="'Bitstream Vera Sans'"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text-properties style:use-window-font-color="true" style:font-name="Trebuchet MS" fo:font-size="12pt" fo:language="en" fo:country="GB" style:font-name-asian="Times New Roman" style:font-size-asian="12pt" style:language-asian="it" style:country-asian="IT" style:font-name-complex="Times New Roman" style:font-size-complex="12pt" style:language-complex="ar" style:country-complex="SA"/>
    </style:style>
    <style:style style:name="P2" style:family="paragraph" style:parent-style-name="Standard">
      <style:text-properties style:use-window-font-color="true" style:font-name="Trebuchet MS" fo:font-size="16pt" fo:language="it" fo:country="IT" style:font-name-asian="Times New Roman" style:font-size-asian="16pt" style:language-asian="it" style:country-asian="IT" style:font-name-complex="Arial" style:font-size-complex="12pt" style:language-complex="ar" style:country-complex="SA"/>
    </style:style>
    <style:style style:name="P3" style:family="paragraph" style:parent-style-name="Standard">
      <style:paragraph-properties fo:text-align="center" style:justify-single-word="false"/>
      <style:text-properties style:use-window-font-color="true" style:font-name="Trebuchet MS" fo:font-size="16pt" fo:language="it" fo:country="IT" style:font-name-asian="Times New Roman" style:font-size-asian="16pt" style:language-asian="it" style:country-asian="IT" style:font-name-complex="Arial" style:font-size-complex="12pt" style:language-complex="ar" style:country-complex="SA"/>
    </style:style>
    <style:style style:name="P4" style:family="paragraph" style:parent-style-name="Standard">
      <style:paragraph-properties fo:text-align="center" style:justify-single-word="false"/>
      <style:text-properties style:use-window-font-color="true" style:font-name="Trebuchet MS" fo:font-size="16pt" fo:language="it" fo:country="IT" fo:font-weight="bold" style:font-name-asian="Times New Roman" style:font-size-asian="16pt" style:language-asian="it" style:country-asian="IT" style:font-weight-asian="bold" style:font-name-complex="Times New Roman" style:font-size-complex="12pt" style:language-complex="ar" style:country-complex="SA" style:font-weight-complex="bold"/>
    </style:style>
    <style:style style:name="P5" style:family="paragraph" style:parent-style-name="Standard">
      <style:text-properties style:use-window-font-color="true" style:font-name="Trebuchet MS" fo:font-size="16pt" fo:language="it" fo:country="IT" fo:font-weight="bold" style:font-name-asian="Times New Roman" style:font-size-asian="16pt" style:language-asian="it" style:country-asian="IT" style:font-weight-asian="bold" style:font-name-complex="Arial" style:font-size-complex="12pt" style:language-complex="ar" style:country-complex="SA" style:font-weight-complex="bold"/>
    </style:style>
    <style:style style:name="P6" style:family="paragraph" style:parent-style-name="Standard">
      <style:paragraph-properties fo:text-align="center" style:justify-single-word="false"/>
      <style:text-properties style:use-window-font-color="true" style:font-name="Trebuchet MS" fo:font-size="16pt" fo:language="it" fo:country="IT" fo:font-weight="bold" style:font-name-asian="Times New Roman" style:font-size-asian="16pt" style:language-asian="it" style:country-asian="IT" style:font-weight-asian="bold" style:font-name-complex="Arial" style:font-size-complex="12pt" style:language-complex="ar" style:country-complex="SA" style:font-weight-complex="bold"/>
    </style:style>
    <style:style style:name="P7" style:family="paragraph" style:parent-style-name="Standard">
      <style:paragraph-properties>
        <style:tab-stops>
          <style:tab-stop style:position="0cm"/>
        </style:tab-stops>
      </style:paragraph-properties>
      <style:text-properties style:use-window-font-color="true" style:font-name="Trebuchet MS" fo:font-size="22pt" fo:language="it" fo:country="IT" fo:font-weight="bold" style:font-name-asian="Times New Roman" style:font-size-asian="22pt" style:language-asian="it" style:country-asian="IT" style:font-weight-asian="bold" style:font-name-complex="Times New Roman" style:font-size-complex="12pt" style:language-complex="ar" style:country-complex="SA" style:font-weight-complex="bold"/>
    </style:style>
    <style:style style:name="P8" style:family="paragraph" style:parent-style-name="Standard">
      <style:text-properties style:use-window-font-color="true" style:font-name="Trebuchet MS" fo:font-size="12pt" fo:language="en" fo:country="GB" fo:font-weight="normal" style:font-name-asian="Times New Roman" style:font-size-asian="12pt" style:language-asian="it" style:country-asian="IT" style:font-weight-asian="normal" style:font-name-complex="Times New Roman" style:font-size-complex="12pt" style:language-complex="ar" style:country-complex="SA" style:font-weight-complex="normal"/>
    </style:style>
    <style:style style:name="P9" style:family="paragraph" style:parent-style-name="Standard">
      <style:paragraph-properties fo:text-align="justify" style:justify-single-word="false"/>
      <style:text-properties style:use-window-font-color="true" style:font-name="Trebuchet MS" fo:font-size="12pt" fo:language="en" fo:country="GB" fo:font-weight="normal" style:font-name-asian="Times New Roman" style:font-size-asian="12pt" style:language-asian="it" style:country-asian="IT" style:font-weight-asian="normal" style:font-name-complex="Times New Roman" style:font-size-complex="12pt" style:language-complex="ar" style:country-complex="SA" style:font-weight-complex="normal"/>
    </style:style>
    <style:style style:name="P10" style:family="paragraph" style:parent-style-name="Standard">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11" style:family="paragraph" style:parent-style-name="Heading_20_3">
      <style:paragraph-properties fo:text-align="center" style:justify-single-word="false" fo:keep-with-next="always">
        <style:tab-stops>
          <style:tab-stop style:position="0cm"/>
        </style:tab-stops>
      </style:paragraph-properties>
      <style:text-properties style:use-window-font-color="true" style:font-name="Trebuchet MS" fo:font-size="16pt" fo:language="it" fo:country="IT" fo:font-weight="bold" style:font-name-asian="Times New Roman" style:font-size-asian="16pt" style:language-asian="it" style:country-asian="IT" style:font-weight-asian="bold" style:font-name-complex="Times New Roman" style:font-size-complex="12pt" style:language-complex="ar" style:country-complex="SA" style:font-weight-complex="bold"/>
    </style:style>
    <style:style style:name="P12" style:family="paragraph" style:parent-style-name="Heading_20_3">
      <style:paragraph-properties>
        <style:tab-stops>
          <style:tab-stop style:position="0cm"/>
        </style:tab-stops>
      </style:paragraph-properties>
      <style:text-properties style:use-window-font-color="true" style:font-name="Trebuchet MS" fo:font-size="22pt" fo:language="it" fo:country="IT" fo:font-weight="bold" style:font-name-asian="Times New Roman" style:font-size-asian="22pt" style:language-asian="it" style:country-asian="IT" style:font-weight-asian="bold" style:font-name-complex="Times New Roman" style:font-size-complex="12pt" style:language-complex="ar" style:country-complex="SA" style:font-weight-complex="bold"/>
    </style:style>
    <style:style style:name="P13" style:family="paragraph" style:parent-style-name="Heading_20_3">
      <style:paragraph-properties>
        <style:tab-stops>
          <style:tab-stop style:position="0cm"/>
        </style:tab-stops>
      </style:paragraph-properties>
      <style:text-properties style:use-window-font-color="true" style:font-name="Trebuchet MS" fo:font-size="22pt" fo:language="it" fo:country="IT" fo:font-weight="bold" style:font-name-asian="Times New Roman" style:font-size-asian="22pt" style:language-asian="it" style:country-asian="IT" style:font-weight-asian="bold" style:font-name-complex="Arial" style:font-size-complex="12pt" style:language-complex="ar" style:country-complex="SA" style:font-weight-complex="bold"/>
    </style:style>
    <style:style style:name="P14" style:family="paragraph" style:parent-style-name="Header">
      <style:paragraph-properties>
        <style:tab-stops/>
      </style:paragraph-properties>
      <style:text-properties style:use-window-font-color="true" style:font-name="Trebuchet MS" fo:font-size="12pt" fo:language="it" fo:country="IT" style:font-name-asian="Times New Roman" style:font-size-asian="12pt" style:language-asian="en" style:country-asian="US" style:font-name-complex="Times New Roman" style:font-size-complex="12pt" style:language-complex="ar" style:country-complex="SA"/>
    </style:style>
    <style:style style:name="P15" style:family="paragraph" style:parent-style-name="Standard" style:master-page-name="First_20_Page">
      <style:paragraph-properties fo:text-align="center" style:justify-single-word="false" style:page-number="auto"/>
      <style:text-properties style:use-window-font-color="true" style:font-name="Trebuchet MS" fo:font-size="16pt" fo:language="it" fo:country="IT" style:font-name-asian="Times New Roman" style:font-size-asian="16pt" style:language-asian="it" style:country-asian="IT" style:font-name-complex="Arial" style:font-size-complex="12pt" style:language-complex="ar" style:country-complex="SA"/>
    </style:style>
    <style:style style:name="P16" style:family="paragraph" style:parent-style-name="Standard">
      <style:text-properties style:use-window-font-color="true" style:font-name="Trebuchet MS" fo:font-size="12pt" fo:language="en" fo:country="GB" fo:font-weight="normal" style:font-name-asian="Times New Roman" style:font-size-asian="12pt" style:language-asian="it" style:country-asian="IT" style:font-weight-asian="normal" style:font-name-complex="Times New Roman" style:font-size-complex="12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18" style:family="paragraph" style:parent-style-name="Standard" style:list-style-name="L1">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19" style:family="paragraph" style:parent-style-name="Standard">
      <style:paragraph-properties fo:text-align="justify" style:justify-single-word="false"/>
      <style:text-properties style:use-window-font-color="true" style:font-name="Trebuchet MS" fo:font-size="12pt" fo:language="en" fo:country="GB" fo:font-style="normal" fo:font-weight="bold" style:font-name-asian="Times New Roman" style:font-size-asian="12pt" style:language-asian="it" style:country-asian="IT" style:font-style-asian="normal" style:font-weight-asian="bold" style:font-name-complex="Times New Roman" style:font-size-complex="12pt" style:language-complex="ar" style:country-complex="SA" style:font-style-complex="normal" style:font-weight-complex="bold"/>
    </style:style>
    <style:style style:name="P20" style:family="paragraph" style:parent-style-name="Standard">
      <style:text-properties style:use-window-font-color="true" style:font-name="Trebuchet MS" fo:font-size="12pt" fo:language="en" fo:country="GB" fo:font-weight="bold" style:font-name-asian="Times New Roman" style:font-size-asian="12pt" style:language-asian="it" style:country-asian="IT" style:font-weight-asian="bold" style:font-name-complex="Times New Roman" style:font-size-complex="12pt" style:language-complex="ar" style:country-complex="SA" style:font-weight-complex="bold"/>
    </style:style>
    <style:style style:name="P21" style:family="paragraph" style:parent-style-name="Standard">
      <style:text-properties style:use-window-font-color="true" style:font-name="Trebuchet MS" fo:font-size="16pt" fo:language="it" fo:country="IT" fo:font-weight="bold" style:font-name-asian="Times New Roman" style:font-size-asian="16pt" style:language-asian="it" style:country-asian="IT" style:font-weight-asian="bold" style:font-name-complex="Arial" style:font-size-complex="12pt" style:language-complex="ar" style:country-complex="SA"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3">Università degli Studi di Catania</text:p>
      <text:p text:style-name="P3">Corso di Laurea Specialistica in Ingegneria Informatica</text:p>
      <text:p text:style-name="P3">Corso di Sistemi Cognitivi e Interazione Uomo-Macchina</text:p>
      <text:p text:style-name="P4"/>
      <text:p text:style-name="P4"/>
      <text:p text:style-name="P4"/>
      <text:h text:style-name="P11" text:outline-level="3"/>
      <text:h text:style-name="P11" text:outline-level="3"/>
      <text:h text:style-name="P12" text:outline-level="3"/>
      <text:p text:style-name="P7"/>
      <text:p text:style-name="P7"/>
      <text:h text:style-name="P13" text:outline-level="3">PROTOTIPO dell'APPLICAZIONE INTERATTIVA:</text:h>
      <text:p text:style-name="P14"/>
      <text:p text:style-name="P3">R.R.M. (Remote Robot Monitoring)</text:p>
      <text:p text:style-name="P6"/>
      <text:p text:style-name="P6"/>
      <text:p text:style-name="P6"/>
      <text:p text:style-name="P5"/>
      <text:p text:style-name="P5"/>
      <text:p text:style-name="P5"/>
      <text:p text:style-name="P5"/>
      <text:p text:style-name="P5"/>
      <text:p text:style-name="P5"/>
      <text:p text:style-name="P5">Versione:</text:p>
      <text:p text:style-name="P2">1.0</text:p>
      <text:p text:style-name="P5"/>
      <text:p text:style-name="P5">Data:</text:p>
      <text:p text:style-name="P2">15 Gennaio 2009</text:p>
      <text:p text:style-name="P5"/>
      <text:p text:style-name="P5">Autori:</text:p>
      <text:p text:style-name="P2">Nicolò Grippaldi – A63/000231</text:p>
      <text:p text:style-name="P2">Loris Fichera - A63/000232</text:p>
      <text:p text:style-name="P8"><text:soft-page-break/></text:p>
      <text:p text:style-name="P20">1. INTRODUZIONE</text:p>
      <text:p text:style-name="P8"/>
      <text:p text:style-name="P9">Il lavoro di progettazione dell'interfaccia descritta in questo documento si inserisce all'interno del lavoro di preparazione al campionato di robotica <text:span text:style-name="T1">Eurobot Open 2009</text:span><text:span text:style-name="T2">. Il campionato si svolge annualmente in una sede Europea (l'edizione 2009 si terrà a La Ferté-Bernard, in Francia) e prevede la partecipazione di team da ogni parte del mondo. Scopo dell'edizione 2009 è quello di costruire un robot in grado di edificare </text:span><text:span text:style-name="T1">templi </text:span><text:span text:style-name="T2">a partire dagli elementi presenti sul campo da gioco: pezzi di </text:span><text:span text:style-name="T1">colonne</text:span><text:span text:style-name="T2"> e </text:span><text:span text:style-name="T1">architravi</text:span><text:span text:style-name="T2">. Il campionato si svolge secondo la formula del </text:span><text:span text:style-name="T1">match-race</text:span><text:span text:style-name="T2">: vengono giocate delle partite </text:span><text:span text:style-name="T1">uno contro uno </text:span><text:span text:style-name="T2">di 90 secondi ciascuna, al termine dei quali viene proclamato vincitore il team il cui robot ha edificato il maggior numero di templi.</text:span></text:p>
      <text:p text:style-name="P10"/>
      <text:p text:style-name="P10">Durante il lungo lavoro di preparazione al campionato è di fondamentale importanza poter eseguire numerose sessioni di test per la calibrazione dei sensori del robot, il testing delle strategie, il miglioramento dell'affidabilità del software che guida il robot. Tali test richiedono una interazione tra un operatore umano e il robot stesso: l'operatore invia dei comandi al robot,ne osserva la risposta, quindi valuta la bontà delle soluzioni adottate. L'interfaccia da noi progettata si propone di facilitare tale interazione, andando a sostituire una potente – ma sicuramente scomoda – interazione a mezzo linea di comando.</text:p>
      <text:p text:style-name="P10"/>
      <text:p text:style-name="P19">2. DESIGN dell'INTERFACCIA</text:p>
      <text:p text:style-name="P10"/>
      <text:p text:style-name="P10">In questo paragrafo andremo a discutere le scelte di design adottate per la progettazione dell'interfaccia.</text:p>
      <text:p text:style-name="P10"/>
      <text:p text:style-name="P19">FUNZIONALITÀ</text:p>
      <text:p text:style-name="P10">Per favorire lo scambio di informazioni con il robot, è stato necessario implementare una funzionalità che permette all'utente di connettersi con il robot stesso. Poichè il robot deve muoversi sul campo da gioco per prendere pezzi di <text:span text:style-name="T1">colonne</text:span> e <text:span text:style-name="T1">architravi</text:span> utili alla costruzione dei <text:span text:style-name="T1">templi, </text:span>deve seguire determinate traiettorie che vengono fornite dall'utente tramite l'interfaccia.Una volta connesso al robot, l'utente,cliccando con il mouse sul campo da gioco, può selezionare I punti che costituiscono le traittorie che il robot deve percorrere per raggiungere l'obiettivo nel minor tempo possibile.Definite le traittorie, premendo con il mouse il pulsante START, l'utente fa muovere il robot lungo le traittorie stabilite e se ha intenzione di interrompere lo spostamento basta cliccare sul pulsante STOP. La scelta di implementare un controllo sulle <text:s/>traiettorie è un aspetto di fondamentale importanza. Infatti se non ci fosse stato,il robot non avrebbe avuto la possibilità di raggiungere l'obiettivo o lo avrebbe raggiunto impiengando un tempo maggiore rispetto agli avversari,il che sarebbe stato deleterio trattandosi di una gara di abilità.</text:p>
      <text:p text:style-name="P10"/>
      <text:p text:style-name="P10">Durante il progetto dell'interfaccia è stata valutata anche la possibilità di consentire all'utente di monitorare sia la velocità istantanea sia l'accelerazione, che sono due parametri di fondamentale importanza per la definizione e il controllo delle traiettorie. <text:s text:c="3"/></text:p>
      <text:p text:style-name="P10"/>
      <text:p text:style-name="P10"><text:soft-page-break/>L'interfaccia,inoltre, è stata progettata in modo tale che ciascuna azione eseguita dall'utente abbia un <text:span text:style-name="T1">feedback </text:span>immediato. Per esempio, per dare all'utente la possibilità di valutare se la scelta delle traiettorie da seguire è stata opportuna o meno, è stata implementata una funzionalità che gli permette di vedere una rappresentazione visuale del percorso effettuato dal robot ed eventualmente capire se ci sono stati problemi o tutto è andato secondo quanto previsto.</text:p>
      <text:p text:style-name="P10"/>
      <text:p text:style-name="P10">L'interfaccia permette all'utente di monitorare lo stato delle batterie del robot grazie a un indicatore del livello di carica delle stesse. Si tratta di una funzionalità importante in quanto,se non fosse stata inserita, l'utente avrebbe corso il rischio di vedere il robot fermarsi improvvisamente durante la competizione senza riuscire a capirne il motivo o capendolo ormai a gara finita.</text:p>
      <text:p text:style-name="P10"/>
      <text:p text:style-name="P10">Un concetto chiave della robotica è il movimento su un determinato percorso <text:s/>in presenza di ostacoli. In questo caso gli ostacoli per il nostro robot sono i <text:s/>robot delle altre squadre e quindi durante un qualsiasi spostamento in una qualunque direzione bisogna evitare di impattare gli altri robot perchè altrimenti si può incorrere in penalità o squalifiche che fanno perdere la sfida. Per scongiurare tale pericolo è stata implementata una funzionalità che permette all'utente di valutare lo stato dei sensori e quindi eventualmente di accorgersi di un possibile deterioramento degli stessi. </text:p>
      <text:p text:style-name="P10"/>
      <text:p text:style-name="P19">VINCOLI</text:p>
      <text:p text:style-name="P10">Un aspetto essenziale della progettazione è il raggiungimento degli obiettivi prefissati rispettando I vincoli che ci vengono imposti. Il nostro progetto è stato condizionato dalla presenza di alcuni vincoli:</text:p>
      <text:p text:style-name="P10"/>
      <text:list text:style-name="L1">
        <text:list-item>
          <text:p text:style-name="P18">Framework robotico in Erlang</text:p>
        </text:list-item>
        <text:list-item>
          <text:p text:style-name="P18">Uso del laboratorio come ambiente operativo</text:p>
        </text:list-item>
        <text:list-item>
          <text:p text:style-name="P18">Utilizzo di pc e minipc con linux <text:s text:c="2"/></text:p>
        </text:list-item>
      </text:list>
      <text:p text:style-name="P10"/>
      <text:p text:style-name="P10">Tali vincoli hanno influito soprattutto sulla scelta del linguaggio di programmazione e delle librerie grafiche utili alla costruzione delll'interfaccia.</text:p>
      <text:p text:style-name="P19"/>
      <text:p text:style-name="P19">UTENTI</text:p>
      <text:p text:style-name="P10">Gli utenti che utilizzeranno l'interfaccia sono ingegneri, studenti di Ingegneria dell'Automazione, esperti di robotica, esperti di linux. Proprio perchè il prodotto è destinato ad utenti esperti, alla base del progetto c'è stata l'idea di velocizzare quanto più possibile l'interazione con il robot. A tal fine si è penasato di permettere l'accesso alle funzionalità sopra descritte non solo tramite voci di menu ma anche attraverso combinazione rapida di tasti. Inoltre è stato usato un linguaggio prettamente tecnico per la comunicazione.Per esempio ciascun punto anzichè essere identificato da una lettera o da un nome specifico viene rappresentato sotto forma di coordinate cartesiane (x,y) e inoltre in basso è stata inserita una barra di stato per comunicare la posizione all'interno del campo da gioco.</text:p>
      <text:p text:style-name="P10"/>
      <text:p text:style-name="P10"/>
      <text:p text:style-name="P10"/>
      <text:p text:style-name="P10"/>
      <text:p text:style-name="P19"><text:soft-page-break/></text:p>
      <text:p text:style-name="P19">SCELTE DI DESIGN</text:p>
      <text:p text:style-name="P10">Durante il progetto dell'interfaccia si è sempre cercato di raggiungere un buon compromesso tra <text:span text:style-name="T1">estetica </text:span>ed <text:span text:style-name="T1">utilità,</text:span>cioè abbiamo fatto in modo di implementare tutte le funzionalità di cui ha bisogno l'utente cercando di aiutarlo attraverso una buona organizzazione degli oggetti (finestre, pulsanti, menu). Inoltre il progetto è stato portato avanti anche con l'obiettivo di permettere all'utente di distinguire facilmente gli elementi <text:span text:style-name="T1">passivi</text:span> , che danno solo informazioni, (es: barra di stato collocata in basso che indica la posizione all'interno de campo da gioco man mano che l'utente si muove su di esso), dagli elementi <text:span text:style-name="T1">attivi</text:span> che,invece,devono essere cliccati affinchè l'utente possa eseguire determinate operazioni (es:pulsanti,voci di menu).</text:p>
      <text:p text:style-name="P10"/>
      <text:p text:style-name="P10">Una scelta importante è rappresentata dall'utilizzo del linguaggio di programmazione <text:span text:style-name="T1">python </text:span>che è abbastanza semplice e facile da apprendere. Inoltre abbiamo deciso di usare la libreria grafica <text:span text:style-name="T1">wxPython</text:span> <text:s/>per la sua affidabilità,potenza e portabilità.</text:p>
      <text:p text:style-name="P10"/>
      <text:p text:style-name="P10">Per aiutare l'utente a visualizzare meglio gli spostamenti del robot,la posizione degli ostacoli e la disposizione degli oggetti, il campo da gioco è stato rappresentato con visuale “dall'alto”.</text:p>
      <text:p text:style-name="P10"/>
      <text:p text:style-name="P10">Diversi studi che riguardano la disciplina HCI, hanno dimostrato che più un'applicazione è semplice da usare più l'utente è invogliato a esplorarla e utilizzarla. Per questo motivo,nel progetto dell'interfaccia è stato previsto che l'utente potesse fissare I punti utili per generare le triettorie cliccando con il tasto sinistro del mouse sulla posizione voluta all'interno del campo da gioco che rappresenta sicuramente l'azione più logica che possa fare l'utente.Inoltre è stata spostata la complessità dall'utente al sistema in quanto,una volta fissati I punti, è il sistema che si occupa di generare la triettoria ottimale che passa per I punti scelti. Per una maggiore chiarezza e per dare la possibilità all'utente di individuare eventuali errori,una parte dell'interfaccia (laterale al campo da gioco) è stata progettata per permettere all'utente di vedere il punto iniziale e quello finale di ciascun pezzo di triettoria. </text:p>
      <text:p text:style-name="P10"/>
      <text:p text:style-name="P10">Un aspetto rilevante dell'interfaccia è l'uso coerente dei colori.Infatti, sapendo che per la maggior parte delle civiltà occidentali il colore rosso indica pericolo,mentre il verde è associato a qualcosa di positivo, abbiamo usato il rosso per il pulsante di STOP e il verde per il pulsante START. Inoltre nel campo da gioco, l'uso di colori diversi permette di identificare le diverse regioni che lo costituiscono e permette di metterlo in risalto rispetto al resto dell'interfaccia,caratterizzato da uno sfondo bianco che consente la visualizzazione sia della barra di stato sia della lista dei punti generati. </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2. DESIGN dell'INTERFACCIA</text:p>
      <text:p text:style-name="P10"><text:line-break/>In questo paragrafo andremo a discutere le scelte di design adottate per la progettazione dell'interfaccia.</text:p>
      <text:p text:style-name="P10"/>
      <text:p text:style-name="P10">FUZIONALITÀ</text:p>
      <text:p text:style-name="P10">Immissione ed esecuzione di traiettorie <text:s text:c="37"/>OK</text:p>
      <text:p text:style-name="P10">Rappresentazione visuale del percorso effettuato dal robot <text:s text:c="6"/>OK</text:p>
      <text:p text:style-name="P10">Visualizzazione stato batterie <text:s text:c="53"/>OK</text:p>
      <text:p text:style-name="P10">Visualizzazione velocità istantanea <text:s text:c="44"/>OK</text:p>
      <text:p text:style-name="P10">Visualizzazione accelerazione <text:s text:c="52"/>OK</text:p>
      <text:p text:style-name="P10">Visualizzazione stato sensori <text:s text:c="54"/>OK</text:p>
      <text:p text:style-name="P10"/>
      <text:p text:style-name="P10">VINCOLI <text:s text:c="86"/>OK</text:p>
      <text:p text:style-name="P10">Framework robotico Erlang <text:s text:c="56"/>OK </text:p>
      <text:p text:style-name="P10">Ambiente operativo (laboratorio) <text:s text:c="47"/>OK</text:p>
      <text:p text:style-name="P10">Ambiente informatico (pc e minipc con linux) <text:s text:c="28"/>OK</text:p>
      <text:p text:style-name="P10"/>
      <text:p text:style-name="P10">UTENTI <text:s text:c="88"/>OK</text:p>
      <text:p text:style-name="P10">Ingegneri, studenti di Ingegneria dell'automazione, esperti di robotica, utenti esperti di linux</text:p>
      <text:p text:style-name="P10"/>
      <text:p text:style-name="P10">SCELTE DI DESIGN</text:p>
      <text:p text:style-name="P10">Utilizzo di wxPython (semplicità di python, affidabilità e portabilità delle librerie wx) <text:s text:c="93"/>OK</text:p>
      <text:p text:style-name="P10">Rappresentazione del campo da gioco “dall'alto” <text:s text:c="21"/>OK</text:p>
      <text:p text:style-name="P10">Impostazione delle traiettorie con clic del mouse <text:s text:c="22"/>OK </text:p>
      <text:p text:style-name="P10">Visualizzazione punto on rollover</text:p>
      <text:p text:style-name="P10">Pulsanti di Start e Stop dai colori coerenti <text:s text:c="33"/>OK</text:p>
      <text:p text:style-name="P10">Rappresentazione laterale della traiettoria da eseguire <text:s text:c="12"/>OK</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TORYBOARD</text:p>
      <text:p text:style-name="P10">Scenario: “L'operatore si collega al robot, imposta una traiettoria, la esegue e visualizza la traiettoria realmente effettuata dal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StarSymbol" svg:font-family="StarSymbol"/>
    <style:font-face style:name="StarSymbol1" svg:font-family="StarSymbol, 'Arial Unicode MS'"/>
    <style:font-face style:name="Bitstream Vera Sans Mono" svg:font-family="'Bitstream Vera Sans Mono'" style:font-family-generic="modern"/>
    <style:font-face style:name="Bitstream Vera Sans3" svg:font-family="'Bitstream Vera Sans'"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it" fo:country="IT" style:font-name-asian="Bitstream Vera Sans2" style:font-size-asian="12pt" style:language-asian="it" style:country-asian="IT" style:font-name-complex="Bitstream Vera Sans2"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GB" style:font-name-asian="Times New Roman" style:font-size-asian="12pt" style:language-asian="it" style:country-asian="I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line-height="0.494cm"/>
      <style:text-properties fo:font-size="14pt" fo:language="it" fo:country="IT" style:font-size-asian="14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363cm" fo:text-indent="0cm" style:auto-text-indent="false" fo:keep-with-next="always"/>
      <style:text-properties style:font-name="Arial" fo:font-size="15.5pt" fo:language="it" fo:country="IT" style:font-size-asian="15.5pt" style:font-name-complex="Arial" style:font-size-complex="15.5pt"/>
    </style:style>
    <style:style style:name="Heading_20_3" style:display-name="Heading 3" style:family="paragraph" style:parent-style-name="Standard" style:next-style-name="Standard" style:class="text" style:default-outline-level="3">
      <style:paragraph-properties fo:margin-left="0cm" fo:margin-right="0cm" fo:text-align="center" style:justify-single-word="false" fo:text-indent="0cm" style:auto-text-indent="false" fo:keep-with-next="always"/>
      <style:text-properties fo:font-size="16pt" fo:language="it" fo:country="IT" fo:font-weight="bold" style:font-size-asian="16pt" style:font-weight-asian="bold" style:font-weight-complex="bold"/>
    </style:style>
    <style:style style:name="Heading_20_4" style:display-name="Heading 4" style:family="paragraph" style:parent-style-name="Standard" style:next-style-name="Standard" style:class="text" style:default-outline-level="4">
      <style:paragraph-properties fo:margin-left="0cm" fo:margin-right="0cm" fo:text-align="center" style:justify-single-word="false" fo:text-indent="0cm" style:auto-text-indent="false" fo:keep-with-next="always"/>
      <style:text-properties fo:language="it" fo:country="IT"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align="justify" style:justify-single-word="false" fo:text-indent="0cm" style:auto-text-indent="false" fo:keep-with-next="always"/>
      <style:text-properties fo:language="it" fo:country="IT" fo:font-weight="bold"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text-indent="0cm" style:auto-text-indent="false" fo:keep-with-next="always"/>
      <style:text-properties fo:language="it" fo:country="IT"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1.27cm" fo:margin-right="0cm" fo:text-indent="0cm" style:auto-text-indent="false" fo:keep-with-next="always"/>
      <style:text-properties fo:language="it" fo:country="IT" fo:font-style="italic" style:font-style-asian="italic" style:font-style-complex="italic"/>
    </style:style>
    <style:style style:name="List" style:family="paragraph" style:parent-style-name="Text_20_body" style:class="list"/>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style:font-name="Times" fo:language="it" fo:country="IT"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ody_20_Text_20_2" style:display-name="Body Text 2" style:family="paragraph" style:parent-style-name="Standard">
      <style:text-properties fo:language="it" fo:country="IT" fo:font-style="italic" style:font-style-asian="italic" style:font-style-complex="italic"/>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fo:font-size="12pt" style:font-size-asian="12pt"/>
    </style:style>
    <style:style style:name="WW8Num4z0" style:family="text">
      <style:text-properties style:font-name="Symbol"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1z0" style:family="text">
      <style:text-properties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start-value="3"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start-value="3">
        <style:list-level-properties text:min-label-width="0.635cm"/>
      </text:list-level-style-number>
      <text:list-level-style-number text:level="2" style:num-suffix="." style:num-format="1" text:start-value="4"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text-properties style:use-window-font-color="true" style:font-name="Trebuchet MS" fo:font-size="12pt" fo:language="en" fo:country="GB" style:font-name-asian="Times New Roman" style:font-size-asian="12pt" style:language-asian="it" style:country-asian="IT" style:font-name-complex="Times New Roman" style:font-size-complex="12pt" style:language-complex="ar" style:country-complex="SA"/>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499cm" fo:margin-bottom="2cm" fo:margin-left="2cm" fo:margin-right="2cm" fo:background-color="#ffffff"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6</text:page-number></text:p>
      </style:foot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PPENDICE 2: Schema del rapporto di valutazione</dc:title>
    <meta:initial-creator>rpolillo</meta:initial-creator>
    <meta:creation-date>2005-03-26T12:25:00</meta:creation-date>
    <dc:creator>Nicola Grippaldi</dc:creator>
    <dc:date>2009-01-17T18:38:19</dc:date>
    <meta:print-date>2113-01-01T00:00:00</meta:print-date>
    <dc:language>it-IT</dc:language>
    <meta:editing-cycles>135</meta:editing-cycles>
    <meta:editing-duration>PT4H35M48S</meta:editing-duration>
    <meta:user-defined meta:name="Info 1"/>
    <meta:user-defined meta:name="Info 2"/>
    <meta:user-defined meta:name="Info 3"/>
    <meta:user-defined meta:name="Info 4"/>
    <meta:document-statistic meta:table-count="0" meta:image-count="0" meta:object-count="0" meta:page-count="6" meta:paragraph-count="62" meta:word-count="1461" meta:character-count="10608"/>
  </office:meta>
</office:document-meta>
</file>